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cccccc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.3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1.6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2cm" fo:min-width="2.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.378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4.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6cm" svg:height="11.6cm" svg:x="2.6cm" svg:y="4.66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18cm" svg:height="0.763cm" svg:x="7.1cm" svg:y="15.563cm">
          <draw:text-box>
            <text:p><text:span text:style-name="T1">1536</text:span></text:p>
          </draw:text-box>
        </draw:frame>
        <draw:frame draw:style-name="gr2" draw:text-style-name="P2" draw:layer="layout" svg:width="1.518cm" svg:height="11.003cm" svg:x="7.182cm" svg:y="4.6cm">
          <draw:text-box>
            <text:p><text:span text:style-name="T1">2048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custom-shape draw:style-name="gr3" draw:text-style-name="P1" draw:layer="layout" svg:width="4.6cm" svg:height="3.8cm" svg:x="2.6cm" svg:y="7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112cm" svg:height="0.763cm" svg:x="8.6cm" svg:y="10.7cm">
          <draw:text-box>
            <text:p><text:span text:style-name="T1">BP</text:span></text:p>
          </draw:text-box>
        </draw:frame>
        <draw:frame draw:style-name="gr2" draw:text-style-name="P2" draw:layer="layout" svg:width="1.112cm" svg:height="0.763cm" svg:x="8.588cm" svg:y="7.463cm">
          <draw:text-box>
            <text:p><text:span text:style-name="T1">SP</text:span></text:p>
          </draw:text-box>
        </draw:frame>
        <draw:line draw:style-name="gr4" draw:text-style-name="P1" draw:layer="layout" svg:x1="8.7cm" svg:y1="7.826cm" svg:x2="7.5cm" svg:y2="7.826cm">
          <text:p/>
        </draw:line>
        <draw:frame draw:style-name="gr5" draw:text-style-name="P3" draw:layer="layout" svg:width="4.8cm" svg:height="1.039cm" svg:x="2.8cm" svg:y="8.463cm">
          <draw:text-box>
            <text:p text:style-name="P1"><text:span text:style-name="T2">Activation Record of the CALLEE function</text:span></text:p>
          </draw:text-box>
        </draw:frame>
        <draw:custom-shape draw:style-name="gr6" draw:text-style-name="P1" draw:layer="layout" svg:width="4.6cm" svg:height="3cm" svg:x="2.6cm" svg:y="11.46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8cm" svg:height="1.039cm" svg:x="2.9cm" svg:y="12.4cm">
          <draw:text-box>
            <text:p text:style-name="P1"><text:span text:style-name="T2">Activation Record of the CALLER function</text:span></text:p>
          </draw:text-box>
        </draw:frame>
        <draw:custom-shape draw:style-name="gr6" draw:text-style-name="P1" draw:layer="layout" svg:width="4.6cm" svg:height="7.6cm" svg:x="11.4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7.2cm" svg:y1="11.463cm" svg:x2="11.4cm" svg:y2="8cm">
          <text:p/>
        </draw:line>
        <draw:line draw:style-name="gr7" draw:text-style-name="P1" draw:layer="layout" svg:x1="7.182cm" svg:y1="14.463cm" svg:x2="11.4cm" svg:y2="15.6cm">
          <text:p/>
        </draw:line>
        <draw:line draw:style-name="gr4" draw:text-style-name="P1" draw:layer="layout" svg:x1="8.7cm" svg:y1="11.1cm" svg:x2="7.5cm" svg:y2="11.1cm">
          <text:p/>
        </draw:line>
        <draw:line draw:style-name="gr8" draw:text-style-name="P1" draw:layer="layout" svg:x1="11.4cm" svg:y1="9.33cm" svg:x2="16cm" svg:y2="9.33cm">
          <text:p/>
        </draw:line>
        <draw:line draw:style-name="gr8" draw:text-style-name="P1" draw:layer="layout" svg:x1="11.4cm" svg:y1="10.66cm" svg:x2="16cm" svg:y2="10.66cm">
          <text:p/>
        </draw:line>
        <draw:line draw:style-name="gr8" draw:text-style-name="P1" draw:layer="layout" svg:x1="11.4cm" svg:y1="8.665cm" svg:x2="16cm" svg:y2="8.665cm">
          <text:p/>
        </draw:line>
        <draw:line draw:style-name="gr8" draw:text-style-name="P1" draw:layer="layout" svg:x1="11.4cm" svg:y1="12.37cm" svg:x2="16cm" svg:y2="12.37cm">
          <text:p/>
        </draw:line>
        <draw:frame draw:style-name="gr9" draw:text-style-name="P4" draw:layer="layout" svg:width="0.951cm" svg:height="1.827cm" svg:x="13.249cm" svg:y="10.66cm">
          <draw:text-box>
            <text:p><text:span text:style-name="T2">R0</text:span></text:p>
            <text:p><text:span text:style-name="T2"><text:s/></text:span><text:span text:style-name="T2">.</text:span></text:p>
            <text:p><text:span text:style-name="T2"><text:s/></text:span><text:span text:style-name="T2">.</text:span></text:p>
            <text:p><text:span text:style-name="T2">Rk</text:span></text:p>
          </draw:text-box>
        </draw:frame>
        <draw:frame draw:style-name="gr10" draw:text-style-name="P4" draw:layer="layout" svg:width="3.8cm" svg:height="1.433cm" svg:x="12.4cm" svg:y="9.304cm">
          <draw:text-box>
            <text:p><text:span text:style-name="T2">ARGUMENT_1</text:span></text:p>
            <text:p><text:span text:style-name="T2">.</text:span></text:p>
            <text:p><text:span text:style-name="T2">ARGUMENT_n</text:span></text:p>
          </draw:text-box>
        </draw:frame>
        <draw:frame draw:style-name="gr11" draw:text-style-name="P4" draw:layer="layout" svg:width="3.186cm" svg:height="0.645cm" svg:x="12.289cm" svg:y="8.729cm">
          <draw:text-box>
            <text:p><text:span text:style-name="T2">RETURN VALUE</text:span></text:p>
          </draw:text-box>
        </draw:frame>
        <draw:frame draw:style-name="gr12" draw:text-style-name="P4" draw:layer="layout" svg:width="3.4cm" svg:height="0.645cm" svg:x="3.9cm" svg:y="10.818cm">
          <draw:text-box>
            <text:p><text:span text:style-name="T2">OLD BP</text:span></text:p>
          </draw:text-box>
        </draw:frame>
        <draw:custom-shape draw:style-name="gr13" draw:text-style-name="P1" draw:layer="layout" svg:width="0.2cm" svg:height="4.37cm" svg:x="16.4cm" svg:y="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4" draw:layer="layout" svg:width="3.4cm" svg:height="3.6cm" svg:x="16.6cm" svg:y="8.57cm">
          <draw:text-box>
            <text:p><text:span text:style-name="T2">These values are pushed to the stack when CALLEE is invoked from CALLER</text:span></text:p>
          </draw:text-box>
        </draw:frame>
        <draw:line draw:style-name="gr8" draw:text-style-name="P1" draw:layer="layout" svg:x1="2.6cm" svg:y1="10.8cm" svg:x2="7.2cm" svg:y2="10.8cm">
          <text:p/>
        </draw:line>
        <draw:frame draw:style-name="gr11" draw:text-style-name="P4" draw:layer="layout" svg:width="4.4cm" svg:height="0.645cm" svg:x="12cm" svg:y="8.084cm">
          <draw:text-box>
            <text:p><text:span text:style-name="T2">RETURN ADDRESS</text:span></text:p>
          </draw:text-box>
        </draw:frame>
        <draw:frame draw:style-name="gr2" draw:text-style-name="P3" draw:layer="layout" svg:width="3.846cm" svg:height="1.039cm" svg:x="11.9cm" svg:y="13.2cm">
          <draw:text-box>
            <text:p text:style-name="P3">Local Variables of the</text:p>
            <text:p text:style-name="P3">CALLER function</text:p>
          </draw:text-box>
        </draw:frame>
        <presentation:notes draw:style-name="dp2">
          <draw:page-thumbnail draw:style-name="gr1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4T12:53:52</meta:creation-date>
    <dc:date>2013-03-24T15:16:01</dc:date>
    <meta:editing-duration>PT1H32M46S</meta:editing-duration>
    <meta:editing-cycles>8</meta:editing-cycles>
    <meta:generator>LibreOffice/3.5$Linux_x86 LibreOffice_project/350m1$Build-2</meta:generator>
    <meta:document-statistic meta:object-count="50"/>
  </office:meta>
</office:document-meta>
</file>